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Standard" style:list-style-name="L35"/>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list-style-name="L34">
      <style:text-properties fo:font-weight="normal" style:font-weight-asian="normal" style:font-weight-complex="normal"/>
    </style:style>
    <style:style style:name="P72" style:family="paragraph" style:parent-style-name="Text_20_body" style:list-style-name="L35">
      <style:text-properties fo:font-weight="normal" style:font-weight-asian="normal" style:font-weight-complex="normal"/>
    </style:style>
    <style:style style:name="P73" style:family="paragraph" style:parent-style-name="Text_20_body" style:list-style-name="L38">
      <style:text-properties fo:font-weight="normal" style:font-weight-asian="normal" style:font-weight-complex="normal"/>
    </style:style>
    <style:style style:name="P74" style:family="paragraph" style:parent-style-name="Text_20_body" style:list-style-name="L40">
      <style:text-properties fo:font-weight="normal" style:font-weight-asian="normal" style:font-weight-complex="normal"/>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paragraph-properties fo:text-align="start" style:justify-single-word="false"/>
    </style:style>
    <style:style style:name="P101" style:family="paragraph" style:parent-style-name="Text_20_body" style:list-style-name="L34"/>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13" style:master-page-name="">
      <style:paragraph-properties fo:margin-top="0cm" fo:margin-bottom="0cm" style:page-number="auto"/>
    </style:style>
    <style:style style:name="P106" style:family="paragraph" style:parent-style-name="Text_20_body" style:list-style-name="L15" style:master-page-name="">
      <style:paragraph-properties fo:margin-top="0cm" fo:margin-bottom="0cm" style:page-number="auto"/>
    </style:style>
    <style:style style:name="P107" style:family="paragraph" style:parent-style-name="Text_20_body" style:list-style-name="L25" style:master-page-name="">
      <style:paragraph-properties fo:margin-top="0cm" fo:margin-bottom="0cm" style:page-number="auto"/>
    </style:style>
    <style:style style:name="P108" style:family="paragraph" style:parent-style-name="Text_20_body" style:list-style-name="L30" style:master-page-name="">
      <style:paragraph-properties fo:margin-top="0cm" fo:margin-bottom="0cm" style:page-number="auto"/>
    </style:style>
    <style:style style:name="P109" style:family="paragraph" style:parent-style-name="Text_20_body" style:list-style-name="L13">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8">
      <style:paragraph-properties fo:margin-top="0cm" fo:margin-bottom="0cm"/>
    </style:style>
    <style:style style:name="P113" style:family="paragraph" style:parent-style-name="Text_20_body" style:list-style-name="L20">
      <style:paragraph-properties fo:margin-top="0cm" fo:margin-bottom="0cm"/>
    </style:style>
    <style:style style:name="P114" style:family="paragraph" style:parent-style-name="Text_20_body" style:list-style-name="L25">
      <style:paragraph-properties fo:margin-top="0cm" fo:margin-bottom="0cm"/>
    </style:style>
    <style:style style:name="P115" style:family="paragraph" style:parent-style-name="Text_20_body" style:list-style-name="L28">
      <style:paragraph-properties fo:margin-top="0cm" fo:margin-bottom="0cm"/>
    </style:style>
    <style:style style:name="P116" style:family="paragraph" style:parent-style-name="Text_20_body" style:list-style-name="L30">
      <style:paragraph-properties fo:margin-top="0cm" fo:margin-bottom="0cm"/>
    </style:style>
    <style:style style:name="P117" style:family="paragraph" style:parent-style-name="Text_20_body" style:list-style-name="L34">
      <style:paragraph-properties fo:margin-top="0cm" fo:margin-bottom="0cm"/>
    </style:style>
    <style:style style:name="P118" style:family="paragraph" style:parent-style-name="Text_20_body" style:list-style-name="L34">
      <style:paragraph-properties fo:margin-top="0cm" fo:margin-bottom="0cm"/>
      <style:text-properties fo:font-weight="normal" style:font-weight-asian="normal" style:font-weight-complex="normal"/>
    </style:style>
    <style:style style:name="P119" style:family="paragraph" style:parent-style-name="Text_20_body" style:list-style-name="L33">
      <style:paragraph-properties fo:margin-top="0cm" fo:margin-bottom="0cm" fo:text-align="start" style:justify-single-word="false" style:shadow="none"/>
    </style:style>
    <style:style style:name="P120" style:family="paragraph" style:parent-style-name="Text_20_body" style:list-style-name="L15" style:master-page-name="">
      <style:paragraph-properties style:page-number="auto"/>
    </style:style>
    <style:style style:name="P121" style:family="paragraph" style:parent-style-name="Text_20_body" style:master-page-name="">
      <style:paragraph-properties style:page-number="auto" fo:keep-with-next="always"/>
    </style:style>
    <style:style style:name="P122" style:family="paragraph" style:parent-style-name="Text_20_body" style:master-page-name="">
      <style:paragraph-properties style:page-number="auto" fo:keep-with-next="always"/>
    </style:style>
    <style:style style:name="P123" style:family="paragraph" style:parent-style-name="Table_20_Contents" style:list-style-name="L10"/>
    <style:style style:name="P124" style:family="paragraph" style:parent-style-name="Table_20_Contents">
      <style:text-properties fo:background-color="transparent"/>
    </style:style>
    <style:style style:name="P125" style:family="paragraph" style:parent-style-name="Table_20_Contents" style:list-style-name="L14">
      <style:text-properties fo:background-color="transparent"/>
    </style:style>
    <style:style style:name="P126" style:family="paragraph" style:parent-style-name="Heading_20_1" style:master-page-name="">
      <style:paragraph-properties style:page-number="auto" fo:break-before="page"/>
    </style:style>
    <style:style style:name="P127" style:family="paragraph" style:parent-style-name="Contents_20_1">
      <style:paragraph-properties>
        <style:tab-stops>
          <style:tab-stop style:position="16.999cm" style:type="right" style:leader-style="dotted" style:leader-text="."/>
        </style:tab-stops>
      </style:paragraph-properties>
    </style:style>
    <style:style style:name="P12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7"><text:s/>1 Introduction<text:tab/>5</text:p>
          <text:p text:style-name="P127"><text:s/>2 Licence<text:tab/>6</text:p>
          <text:p text:style-name="P128"><text:s/>2.1 GNU Lesser General Public License<text:tab/>6</text:p>
          <text:p text:style-name="P128"><text:s/>2.2 Clarification of Intentions<text:tab/>6</text:p>
          <text:p text:style-name="P128"><text:s/>2.3 Jarvis Tracker Icons<text:tab/>6</text:p>
          <text:p text:style-name="P127"><text:s/>3 Installation<text:tab/>7</text:p>
          <text:p text:style-name="P128"><text:s/>3.1 Unpacking<text:tab/>7</text:p>
          <text:p text:style-name="P128"><text:s/>3.2 Install Additional Perl Modules<text:tab/>7</text:p>
          <text:p text:style-name="P128"><text:s/>3.3 Apache2 Configuration – Without mod_perl<text:tab/>8</text:p>
          <text:p text:style-name="P128"><text:s/>3.4 Apache2 Configuration – With mod_perl<text:tab/>8</text:p>
          <text:p text:style-name="P128"><text:s/>3.5 Relocating Jarvis<text:tab/>9</text:p>
          <text:p text:style-name="P128"><text:s/>3.6 Test<text:tab/>10</text:p>
          <text:p text:style-name="P127"><text:s/>4 Application Configuration File<text:tab/>11</text:p>
          <text:p text:style-name="P128"><text:s/>4.1 Introduction<text:tab/>11</text:p>
          <text:p text:style-name="P128"><text:s/>4.2 List of Parameters<text:tab/>12</text:p>
          <text:p text:style-name="P128"><text:s/>4.3 Configuration Parameter Details<text:tab/>14</text:p>
          <text:p text:style-name="P127"><text:s/>5 Login Module Configuration<text:tab/>21</text:p>
          <text:p text:style-name="P128"><text:s/>5.1 Standard Modules<text:tab/>21</text:p>
          <text:p text:style-name="P128"><text:s/>5.2 Active Directory Login<text:tab/>21</text:p>
          <text:p text:style-name="P128"><text:s/>5.3 Basic Auth Login<text:tab/>22</text:p>
          <text:p text:style-name="P128"><text:s/>5.4 Database Login<text:tab/>23</text:p>
          <text:p text:style-name="P128"><text:s/>5.5 Adempiere Login<text:tab/>24</text:p>
          <text:p text:style-name="P128"><text:s/>5.6 Drupal6 Login<text:tab/>26</text:p>
          <text:p text:style-name="P128"><text:s/>5.7 None Login<text:tab/>27</text:p>
          <text:p text:style-name="P128"><text:s/>5.8 Single Login<text:tab/>27</text:p>
          <text:p text:style-name="P127"><text:s/>6 Special Datasets &amp; Jarvis Login<text:tab/>29</text:p>
          <text:p text:style-name="P128"><text:s/>6.1 Jarvis URLs<text:tab/>29</text:p>
          <text:p text:style-name="P128"><text:s/>6.2 The __status Dataset<text:tab/>29</text:p>
          <text:p text:style-name="P128"><text:s/>6.3 The __habitat Dataset<text:tab/>30</text:p>
          <text:p text:style-name="P128"><text:s/>6.4 The __logout Dataset<text:tab/>31</text:p>
          <text:p text:style-name="P128"><text:s/>6.5 Logging-In to Jarvis<text:tab/>31</text:p>
          <text:p text:style-name="P128"><text:s/>6.6 Jarvis Error Responses<text:tab/>31</text:p>
          <text:p text:style-name="P127"><text:s/>7 Fetching Datasets<text:tab/>33</text:p>
          <text:p text:style-name="P128"><text:s/>7.1 Data Fetch Response Format<text:tab/>33</text:p>
          <text:p text:style-name="P128"><text:s/>7.2 Dataset Definition<text:tab/>34</text:p>
          <text:p text:style-name="P128"><text:s/>7.3 Dataset Bind Parameters<text:tab/>36</text:p>
          <text:p text:style-name="P128"><text:s/>7.4 Secure Dataset Bind Parameters<text:tab/>37</text:p>
          <text:p text:style-name="P128"><text:s/>7.5 Textual Substitution Dataset Parameters<text:tab/>38</text:p>
          <text:p text:style-name="P127"><text:s/>8 Storing Datasets<text:tab/>40</text:p>
          <text:p text:style-name="P128"><text:s/>8.1 Modifying Datasets – Single Modification<text:tab/>40</text:p>
          <text:p text:style-name="P128"><text:s/>8.2 Modifying Datasets – Array of Modifications<text:tab/>42</text:p>
          <text:p text:style-name="P128"><text:s/>8.3 Modifying Datasets – Array of Mixed Modifications<text:tab/>44</text:p>
          <text:p text:style-name="P128"><text:s/>8.4 Before &amp; After Statements<text:tab/>44</text:p>
          <text:p text:style-name="P128"><text:s/>8.5 Transaction and Rollback<text:tab/>44</text:p>
          <text:p text:style-name="P127"><text:soft-page-break/><text:s/>9 Dataset Transformations<text:tab/>46</text:p>
          <text:p text:style-name="P128"><text:s/>9.1 Introduction<text:tab/>46</text:p>
          <text:p text:style-name="P127"><text:s/>10 Fetching Multiple Datasets in One Request<text:tab/>47</text:p>
          <text:p text:style-name="P128"><text:s/>10.1 Introduction<text:tab/>47</text:p>
          <text:p text:style-name="P128"><text:s/>10.2 JSON Multi-Dataset Result Structure<text:tab/>47</text:p>
          <text:p text:style-name="P128"><text:s/>10.3 XML Multi-Dataset Result Structure<text:tab/>48</text:p>
          <text:p text:style-name="P127"><text:s/>11 Exec Datasets<text:tab/>49</text:p>
          <text:p text:style-name="P128"><text:s/>11.1 Introduction<text:tab/>49</text:p>
          <text:p text:style-name="P128"><text:s/>11.2 Configuration<text:tab/>49</text:p>
          <text:p text:style-name="P128"><text:s/>11.3 Output Return Mechanism<text:tab/>52</text:p>
          <text:p text:style-name="P128"><text:s/>11.4 A Simple Example<text:tab/>53</text:p>
          <text:p text:style-name="P128"><text:s/>11.5 Environment Variables<text:tab/>53</text:p>
          <text:p text:style-name="P128"><text:s/>11.6 Command Line Parameters<text:tab/>53</text:p>
          <text:p text:style-name="P128"><text:s/>11.7 Output &amp; Headers<text:tab/>53</text:p>
          <text:p text:style-name="P127"><text:s/>12 Plugin Datasets<text:tab/>55</text:p>
          <text:p text:style-name="P128"><text:s/>12.1 Introduction<text:tab/>55</text:p>
          <text:p text:style-name="P128"><text:s/>12.2 Configuration<text:tab/>55</text:p>
          <text:p text:style-name="P128"><text:s/>12.3 Example Plugin<text:tab/>56</text:p>
          <text:p text:style-name="P128"><text:s/>12.4 Output &amp; Headers<text:tab/>57</text:p>
          <text:p text:style-name="P128"><text:s/>12.5 Exception Handling<text:tab/>57</text:p>
          <text:p text:style-name="P127"><text:s/>13 Hook Modules<text:tab/>58</text:p>
          <text:p text:style-name="P128"><text:s/>13.1 Introduction<text:tab/>58</text:p>
          <text:p text:style-name="P128"><text:s/>13.2 Configuration<text:tab/>62</text:p>
          <text:p text:style-name="P128"><text:s/>13.3 Standard Hook Template<text:tab/>63</text:p>
          <text:p text:style-name="P127"><text:s/>14 Performance Notes<text:tab/>64</text:p>
          <text:p text:style-name="P128"><text:s/>14.1 How Fast is Jarvis?<text:tab/>64</text:p>
          <text:p text:style-name="P127"><text:s/>15 Tracking Application<text:tab/>65</text:p>
          <text:p text:style-name="P128"><text:s/>15.1 Tracking Requests &amp; Errors<text:tab/>65</text:p>
          <text:p text:style-name="P128"><text:s/>15.2 The Tracker Database File<text:tab/>65</text:p>
          <text:p text:style-name="P128"><text:s/>15.3 The Tracker Display Application<text:tab/>65</text:p>
          <text:p text:style-name="P127"><text:s/>16 Demo Application<text:tab/>69</text:p>
          <text:p text:style-name="P128"><text:s/>16.1 Introduction<text:tab/>69</text:p>
          <text:p text:style-name="P128"><text:s/>16.2 Complete Basic Jarvis Configuration<text:tab/>69</text:p>
          <text:p text:style-name="P128"><text:s/>16.3 The Demo Database File<text:tab/>69</text:p>
          <text:p text:style-name="P128"><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59329542" text:style-name="L1">
        <text:list-item>
          <text:p text:style-name="P65">Rich Internet Application. <text:s/>Ajax (XML or JSON) requests and responses.</text:p>
        </text:list-item>
        <text:list-item>
          <text:p text:style-name="P65">JARVIS</text:p>
        </text:list-item>
        <text:list-item>
          <text:p text:style-name="P6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90037335" text:style-name="L2">
        <text:list-item>
          <text:p text:style-name="P67">Secure: </text:p>
          <text:list>
            <text:list-item>
              <text:p text:style-name="P66">Jarvis can run over https. <text:s/></text:p>
            </text:list-item>
            <text:list-item>
              <text:p text:style-name="P66">Jarvis uses single-login and CGI cookies to maintain authenticated sessions. <text:s/></text:p>
            </text:list-item>
            <text:list-item>
              <text:p text:style-name="P66">Jarvis uses parameterized statements to prevent against SQL injection. </text:p>
            </text:list-item>
            <text:list-item>
              <text:p text:style-name="P66">Jarvis provides group-based access control.</text:p>
            </text:list-item>
          </text:list>
        </text:list-item>
        <text:list-item>
          <text:p text:style-name="P67">Extensible:</text:p>
          <text:list>
            <text:list-item>
              <text:p text:style-name="P69">Jarvis provides independent “datasets”, defined as simple XML files containing SQL.</text:p>
            </text:list-item>
            <text:list-item>
              <text:p text:style-name="P69">Jarvis provides configurable “exec” extensions (e.g. running Jasper reports).</text:p>
            </text:list-item>
            <text:list-item>
              <text:p text:style-name="P69">Jarvis provides a “plugin” mechanism for adding custom Perl modules.</text:p>
            </text:list-item>
          </text:list>
        </text:list-item>
        <text:list-item>
          <text:p text:style-name="P67">Standards-Based:</text:p>
          <text:list>
            <text:list-item>
              <text:p text:style-name="P69">Jarvis is based on XML, JSON, http/s and REST.</text:p>
            </text:list-item>
          </text:list>
        </text:list-item>
        <text:list-item>
          <text:p text:style-name="P67">Reasonably Efficient:</text:p>
          <text:list>
            <text:list-item>
              <text:p text:style-name="P69">Jarvis is “plenty fast enough”. <text:s/></text:p>
            </text:list-item>
            <text:list-item>
              <text:p text:style-name="P69">Jarvis is written in a scripted language as many back end services are.</text:p>
            </text:list-item>
            <text:list-item>
              <text:p text:style-name="P69">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699276981" text:style-name="L3">
        <text:list-item>
          <text:p text:style-name="P68">Modify the Apache configuration (as described above).</text:p>
        </text:list-item>
        <text:list-item>
          <text:p text:style-name="P6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48753527" text:style-name="L4">
        <text:list-item>
          <text:p text:style-name="P75">The database connection(s).</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159403259" text:style-name="L5">
        <text:list-item>
          <text:p text:style-name="P76">This may be over-ridden a per-request basis with the CGI parameter “format”.</text:p>
        </text:list-item>
        <text:list-item>
          <text:p text:style-name="P76">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300938311"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ext:soft-page-break/>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86911498"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84280132"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58881426" text:style-name="L8">
        <text:list-item>
          <text:p text:style-name="P79">All dataset definitions must be contained within XML files contained in or below the single directory path specified by the “dataset_dir” parameter.</text:p>
        </text:list-item>
        <text:list-item>
          <text:p text:style-name="P79">All dataset files must have the suffix “.xml”.</text:p>
        </text:list-item>
        <text:list-item>
          <text:p text:style-name="P79">The “.xml” suffix must not be included in the dataset name as provided by the client, it will always be added by Jarvis.</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text:soft-page-break/>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274374711" text:style-name="L9">
        <text:list-item>
          <text:p text:style-name="P80">dbi:Pg:&lt;database-handle&gt; (Postgres)</text:p>
        </text:list-item>
        <text:list-item>
          <text:p text:style-name="P80">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503308659" text:style-name="L10">
              <text:list-item>
                <text:p text:style-name="P123">cookie <text:s text:c="2"/>- Look in the cookie (as per the 'cookie' attribute).</text:p>
              </text:list-item>
              <text:list-item>
                <text:p text:style-name="P12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982218906" text:style-name="L11">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look for the URL parameter holding the SID, but if not found, look for the cookie.</text:p>
            </text:list-item>
            <text:list-item>
              <text:p text:style-name="P81"><text:soft-page-break/>The client system can by default use cookie based SIDs, and then, when necessary (e.g. when the user wants a secondary login to the application), switch to using URL based SIDs.</text:p>
            </text:list-item>
            <text:list-item>
              <text:p text:style-name="P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31947548" text:style-name="L12">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743919924" text:style-name="L13">
        <text:list-item>
          <text:p text:style-name="P105">ActiveDirectory.pm</text:p>
        </text:list-item>
        <text:list-item>
          <text:p text:style-name="P109">BasicAuth.pm</text:p>
        </text:list-item>
        <text:list-item>
          <text:p text:style-name="P109">Database.pm</text:p>
        </text:list-item>
        <text:list-item>
          <text:p text:style-name="P109">Adempiere.pm</text:p>
        </text:list-item>
        <text:list-item>
          <text:p text:style-name="P109">Drupal6.pm</text:p>
        </text:list-item>
        <text:list-item>
          <text:p text:style-name="P109">None.pm</text:p>
        </text:list-item>
        <text:list-item>
          <text:p text:style-name="P83">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784926589"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31524951" text:style-name="L15">
        <text:list-item>
          <text:p text:style-name="P106">ad_user</text:p>
        </text:list-item>
        <text:list-item>
          <text:p text:style-name="P110">ad_user_roles</text:p>
        </text:list-item>
        <text:list-item>
          <text:p text:style-name="P110">ad_role</text:p>
        </text:list-item>
        <text:list-item>
          <text:p text:style-name="P84">ad_window_access</text:p>
        </text:list-item>
        <text:list-item>
          <text:p text:style-name="P84">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058663214" text:style-name="L16">
        <text:list-item>
          <text:p text:style-name="P111"><text:span text:style-name="T7">role-&lt;role_name&gt; <text:s text:c="6"/><text:tab/></text:span>For each active user role.</text:p>
        </text:list-item>
        <text:list-item>
          <text:p text:style-name="P111"><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863793993" text:style-name="L17">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626767839" text:continue-list="list1331524951" text:style-name="L15">
        <text:list-item>
          <text:p text:style-name="P120">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949282871" text:style-name="L18">
        <text:list-item>
          <text:p text:style-name="P112"><text:span text:style-name="T7">&lt;admin_group&gt;<text:tab/> <text:s text:c="6"/><text:tab/></text:span><text:span text:style-name="T4">For the user with uid = 1.</text:span></text:p>
        </text:list-item>
        <text:list-item>
          <text:p text:style-name="P87"><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87658390" text:style-name="L19">
        <text:list-item>
          <text:p text:style-name="P88">Remote (client) IP address match, and/or</text:p>
        </text:list-item>
        <text:list-item>
          <text:p text:style-name="P88"><text:soft-page-break/>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1038065910" text:style-name="L20">
        <text:list-item>
          <text:p text:style-name="P113">Jarvis has been installed/configured as above, and is available via the web-server.</text:p>
        </text:list-item>
        <text:list-item>
          <text:p text:style-name="P113">The demo.xml file has been soft linked or copied into the Jarvis "etc" directory.</text:p>
        </text:list-item>
        <text:list-item>
          <text:p text:style-name="P11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516209396" text:style-name="L21">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448452572" text:style-name="L22">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836674077" text:style-name="L23">
        <text:list-item>
          <text:p text:style-name="P70">Cannot insert data due to primary key, foreign key, unique constraints.</text:p>
        </text:list-item>
        <text:list-item>
          <text:p text:style-name="P70">No data found. <text:s/></text:p>
        </text:list-item>
        <text:list-item>
          <text:p text:style-name="P70">Data parameter is invalid type/value for column. <text:s/></text:p>
        </text:list-item>
      </text:list>
      <text:p text:style-name="P24">In all these cases, the returned content will be JSON or XML or CSV in a “200 Successful” response.</text:p>
      <text:p text:style-name="Text_20_body"/>
      <text:h text:style-name="P126"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336719485" text:style-name="L24">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1560600447" text:continue-numbering="true" text:style-name="L24">
        <text:list-item>
          <text:p text:style-name="P9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97322907" text:style-name="L25">
        <text:list-item>
          <text:p text:style-name="P107">my(param)</text:p>
        </text:list-item>
        <text:list-item>
          <text:p text:style-name="P114">__my_param</text:p>
        </text:list-item>
        <text:list-item>
          <text:p text:style-name="P114">_1param</text:p>
        </text:list-item>
        <text:list-item>
          <text:p text:style-name="P92">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707686553" text:style-name="L26">
        <text:list-item>
          <text:p text:style-name="P93">Any RESTful parameters by position number, e.g. [[1]]</text:p>
        </text:list-item>
        <text:list-item>
          <text:p text:style-name="P93">Any query parameters given by the user for a fetch request, e.g. [[myfetcharg]]</text:p>
        </text:list-item>
        <text:list-item>
          <text:p text:style-name="P9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69392793" text:style-name="L27">
        <text:list-item>
          <text:p text:style-name="P94">By default, if the parameter value is an integer or floating point, it is unquoted. <text:s/>Exponential <text:soft-page-break/>numbers will be recognized as numbers.</text:p>
        </text:list-item>
        <text:list-item>
          <text:p text:style-name="P94">Otherwise the parameter is quoted using the DBI database handle $dbh-&gt;quote(...) method appropriate for this database. <text:s/>According to the DBI documentation, this is safe from SQL injection.</text:p>
        </text:list-item>
        <text:list-item>
          <text:p text:style-name="P94">If the ":noquote" flag is given, e.g. [[sortorder:noquote]] then the value is not quoted. Instead, all characters except those in the set [0-9a-zA-Z ,_-] are removed.</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34202640" text:style-name="L28">
        <text:list-item>
          <text:p text:style-name="P115">Begin transaction.</text:p>
        </text:list-item>
        <text:list-item>
          <text:p text:style-name="P115">Perform “before” SQL (if configured for this dataset).</text:p>
        </text:list-item>
        <text:list-item>
          <text:p text:style-name="P115">Perform the one single or one-or-more array modifications in the request body.</text:p>
        </text:list-item>
        <text:list-item>
          <text:p text:style-name="P115">Perform “after” SQL (if configured for this dataset).</text:p>
        </text:list-item>
        <text:list-item>
          <text:p text:style-name="P9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916612463" text:style-name="L2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24741047" text:style-name="L30">
        <text:list-item>
          <text:p text:style-name="P108">Even though the first modification succeeded, it was rolled back.</text:p>
        </text:list-item>
        <text:list-item>
          <text:p text:style-name="P116">The first failing error message is shown.</text:p>
        </text:list-item>
        <text:list-item>
          <text:p text:style-name="P97">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018120979" text:style-name="L31">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943388193" text:style-name="L32">
        <text:list-item>
          <text:p text:style-name="P9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9">Any RESTful parameters specified in the URI. <text:s/>These are passed as “p1”, “p2”, etc.</text:p>
        </text:list-item>
        <text:list-item>
          <text:p text:style-name="P99">The parameter __dataset is given as the client-supplied dataset given to Jarvis which invoked this exec request.</text:p>
        </text:list-item>
        <text:list-item>
          <text:p text:style-name="P99">The parameter __tmpfile is given if use_tmpfile is configured for this exec.</text:p>
        </text:list-item>
        <text:list-item>
          <text:p text:style-name="P99">The Jarvis secure parameters beginning with double-underscore. <text:s/>These include __username, __group_list, etc.</text:p>
        </text:list-item>
        <text:list-item>
          <text:p text:style-name="P9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534740921" text:style-name="L33">
        <text:list-item>
          <text:p text:style-name="P119">Using the Jarvis debug methods.</text:p>
        </text:list-item>
        <text:list-item>
          <text:p text:style-name="P119">Accessing the Jarvis Config “jconfig” object.</text:p>
        </text:list-item>
        <text:list-item>
          <text:p text:style-name="P119">Accessing the static configured plugin parameters.</text:p>
        </text:list-item>
        <text:list-item>
          <text:p text:style-name="P100">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537360499" text:style-name="L34">
              <text:list-item>
                <text:p text:style-name="P117">$jconfig, </text:p>
              </text:list-item>
              <text:list-item>
                <text:p text:style-name="P101">$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794711987" text:continue-numbering="true" text:style-name="L34">
              <text:list-item>
                <text:p text:style-name="P117">$jconfig, </text:p>
              </text:list-item>
              <text:list-item>
                <text:p text:style-name="P117">$hook_parameters_href</text:p>
              </text:list-item>
              <text:list-item>
                <text:p text:style-name="P101">$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20042298"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418822545" text:continue-numbering="true" text:style-name="L34">
              <text:list-item>
                <text:p text:style-name="P117">$jconfig</text:p>
              </text:list-item>
              <text:list-item>
                <text:p text:style-name="P118">$hook_parameters_href</text:p>
              </text:list-item>
              <text:list-item>
                <text:p text:style-name="P118">$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2139051875" text:continue-numbering="true" text:style-name="L34">
              <text:list-item>
                <text:p text:style-name="P117">$jconfig</text:p>
              </text:list-item>
              <text:list-item>
                <text:p text:style-name="P118">$hook_parameters_href</text:p>
              </text:list-item>
              <text:list-item>
                <text:p text:style-name="P118">$dsxml</text:p>
              </text:list-item>
              <text:list-item>
                <text:p text:style-name="P118">$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ext:soft-page-break/>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268680825"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412104259" text:style-name="L3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144572977" text:continue-list="list1268680825" text:style-name="L34">
              <text:list-item>
                <text:p text:style-name="P117">$jconfig</text:p>
              </text:list-item>
              <text:list-item>
                <text:p text:style-name="P118">$hook_parameters_href</text:p>
              </text:list-item>
              <text:list-item>
                <text:p text:style-name="P118">$extra_href</text:p>
              </text:list-item>
              <text:list-item>
                <text:p text:style-name="P10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893087344" text:continue-list="list412104259" text:style-name="L35">
              <text:list-item text:start-value="1">
                <text:p text:style-name="P64">Add some extra scalar parameters (by modifying $extra_href)</text:p>
              </text:list-item>
              <text:list-item>
                <text:p text:style-name="P72">Modify the returned content (by modifying $rows_aref)</text:p>
              </text:list-item>
            </text:list>
            <text:p text:style-name="P24">Args are:</text:p>
            <text:list xml:id="list727381217" text:continue-list="list144572977" text:style-name="L34">
              <text:list-item>
                <text:p text:style-name="P117">$jconfig</text:p>
              </text:list-item>
              <text:list-item>
                <text:p text:style-name="P118">$hook_parameters_href</text:p>
              </text:list-item>
              <text:list-item>
                <text:p text:style-name="P117">$dsxml</text:p>
              </text:list-item>
              <text:list-item>
                <text:p text:style-name="P118">$sql_params_href</text:p>
              </text:list-item>
              <text:list-item>
                <text:p text:style-name="P117">$rows_aref</text:p>
              </text:list-item>
              <text:list-item>
                <text:p text:style-name="P71"><text:soft-page-break/>$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89761832" text:continue-list="list893087344" text:style-name="L3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915668155" text:continue-list="list727381217" text:style-name="L34">
              <text:list-item>
                <text:p text:style-name="P117">$jconfig</text:p>
              </text:list-item>
              <text:list-item>
                <text:p text:style-name="P118">$hook_parameters_href</text:p>
              </text:list-item>
              <text:list-item>
                <text:p text:style-name="P118">$sql_params_href</text:p>
              </text:list-item>
              <text:list-item>
                <text:p text:style-name="P118">$return_object</text:p>
              </text:list-item>
              <text:list-item>
                <text:p text:style-name="P118">$extra_href</text:p>
              </text:list-item>
              <text:list-item>
                <text:p text:style-name="P10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395999898" text:continue-list="list589761832" text:style-name="L35">
              <text:list-item text:start-value="1">
                <text:p text:style-name="P72">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905876598" text:continue-list="list915668155"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118">$results_aref</text:p>
              </text:list-item>
              <text:list-item>
                <text:p text:style-name="P118">$extra_href</text:p>
              </text:list-item>
              <text:list-item>
                <text:p text:style-name="P101">$return_text_ref</text:p>
              </text:list-item>
            </text:list>
          </table:table-cell>
        </table:table-row>
        <text:soft-page-break/>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85420061" text:continue-numbering="true" text:style-name="L34">
              <text:list-item>
                <text:p text:style-name="P117">$jconfig</text:p>
              </text:list-item>
              <text:list-item>
                <text:p text:style-name="P101">$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661590367" text:style-name="L36">
        <text:list-item>
          <text:p text:style-name="P102">You may implement none, some, or all hook methods.</text:p>
        </text:list-item>
        <text:list-item>
          <text:p text:style-name="P102">All implemented hook methods must all return “1”.</text:p>
        </text:list-item>
        <text:list-item>
          <text:p text:style-name="P102">There is no way for a hook to stop processing, other than to call “die”.</text:p>
        </text:list-item>
        <text:list-item>
          <text:p text:style-name="P102">If an SQL error occurs during dataset updates, any following before_one, after_one and after_all hook calls will be skipped. <text:s/>Only the finish hook call will be invoked.</text:p>
        </text:list-item>
        <text:list-item>
          <text:p text:style-name="P1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text:soft-page-break/>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05744997" text:style-name="L37">
        <text:list-item>
          <text:p text:style-name="P103">Dual-Core Intel @ 2.5 GHz, 4G of RAM. <text:s/>(CPU Blowfish rating 7.09).</text:p>
        </text:list-item>
        <text:list-item>
          <text:p text:style-name="P103">Kubuntu 09.10 (Karmic Koala).</text:p>
        </text:list-item>
        <text:list-item>
          <text:p text:style-name="P103">Apache 2 webserver using HTTP (not SSL).</text:p>
        </text:list-item>
        <text:list-item>
          <text:p text:style-name="P103">Apache jmeter client with five simultaneous threads.</text:p>
        </text:list-item>
        <text:list-item>
          <text:p text:style-name="P103">PostgreSQL database.</text:p>
        </text:list-item>
        <text:list-item>
          <text:p text:style-name="P1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266461945" text:style-name="L38">
        <text:list-item>
          <text:p text:style-name="P73">Take a copy of "tracker-empty.db".</text:p>
        </text:list-item>
        <text:list-item>
          <text:p text:style-name="P73">Place this copy in a folder where it can be written by the web server.</text:p>
        </text:list-item>
        <text:list-item>
          <text:p text:style-name="P73">Update the "tracker.xml" file so that it correctly references the new location.</text:p>
        </text:list-item>
        <text:list-item>
          <text:p text:style-name="P73">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87917981" text:style-name="L39">
        <text:list-item>
          <text:p text:style-name="P104">ExtJS 2.3. Please see below for further details on this.</text:p>
        </text:list-item>
        <text:list-item>
          <text:p text:style-name="P104">SHJS. Syntax Highlighting for Javascript. Please see below for further details on this.</text:p>
        </text:list-item>
        <text:list-item>
          <text:p text:style-name="P104">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900082247" text:style-name="L40">
        <text:list-item>
          <text:p text:style-name="P74">Location of the demo database file. <text:s/>Default is /var/lib/jarvis/demo/demo.db.</text:p>
        </text:list-item>
        <text:list-item>
          <text:p text:style-name="P74">Location of the datasets configuration. <text:s/>Default is /usr/share/jarvis/demo/dataset.</text:p>
        </text:list-item>
        <text:list-item>
          <text:p text:style-name="P74">Location of the session files. <text:s/>Default is /var/lib/jarvis/demo/sessions.</text:p>
        </text:list-item>
        <text:list-item>
          <text:p text:style-name="P7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6-13T12:46:47</dc:date>
    <meta:editing-duration>PT230H21M55S</meta:editing-duration>
    <meta:editing-cycles>760</meta:editing-cycles>
    <meta:generator>OpenOffice.org/3.2$Linux OpenOffice.org_project/320m12$Build-9483</meta:generator>
    <meta:print-date>2009-06-23T14:50:34</meta:print-date>
    <meta:document-statistic meta:table-count="32" meta:image-count="0" meta:object-count="0" meta:page-count="69" meta:paragraph-count="2085" meta:word-count="18772" meta:character-count="125678"/>
    <meta:user-defined meta:name="Info 1"/>
    <meta:user-defined meta:name="Info 2"/>
    <meta:user-defined meta:name="Info 3"/>
    <meta:user-defined meta:name="Info 4"/>
  </office:meta>
</office:document-meta>
</file>